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13.639in" svg:height="5.9402in" svg:x="6.0776in" svg:y="0.3764in">
            <draw:object draw:notify-on-update-of-ranges="rewardlist_10_04_2021unfinished.A2:rewardlist_10_04_2021unfinished.A2 rewardlist_10_04_2021unfinished.A3:rewardlist_10_04_2021unfinished.A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1874in" svg:height="5.4484in" svg:x="6.3484in" svg:y="6.5673in">
            <draw:object draw:notify-on-update-of-ranges="rewardlist_10_04_2021unfinished.C3:rewardlist_10_04_2021unfinished.C6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3:.A3])" office:value-type="float" office:value="-1.64779737181664" calcext:value-type="float">
            <text:p>-1.64779737181664</text:p>
          </table:table-cell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3:.A4])" office:value-type="float" office:value="-1.74770736493319" calcext:value-type="float">
            <text:p>-1.74770736493319</text:p>
          </table:table-cell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3:.A5])" office:value-type="float" office:value="-1.76889890045921" calcext:value-type="float">
            <text:p>-1.76889890045921</text:p>
          </table:table-cell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3:.A6])" office:value-type="float" office:value="-1.7511809800148" calcext:value-type="float">
            <text:p>-1.7511809800148</text:p>
          </table:table-cell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3:.A7])" office:value-type="float" office:value="-1.77692597650886" calcext:value-type="float">
            <text:p>-1.77692597650886</text:p>
          </table:table-cell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3:.A8])" office:value-type="float" office:value="-1.7743763512522" calcext:value-type="float">
            <text:p>-1.7743763512522</text:p>
          </table:table-cell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3:.A9])" office:value-type="float" office:value="-1.78735042552352" calcext:value-type="float">
            <text:p>-1.78735042552352</text:p>
          </table:table-cell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3:.A10])" office:value-type="float" office:value="-1.79431693166494" calcext:value-type="float">
            <text:p>-1.79431693166494</text:p>
          </table:table-cell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3:.A11])" office:value-type="float" office:value="-1.78493493127657" calcext:value-type="float">
            <text:p>-1.78493493127657</text:p>
          </table:table-cell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3:.A12])" office:value-type="float" office:value="-1.79548755344063" calcext:value-type="float">
            <text:p>-1.79548755344063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3:.A13])" office:value-type="float" office:value="-1.80046790392995" calcext:value-type="float">
            <text:p>-1.80046790392995</text:p>
          </table:table-cell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3:.A14])" office:value-type="float" office:value="-1.80318254070282" calcext:value-type="float">
            <text:p>-1.80318254070282</text:p>
          </table:table-cell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3:.A15])" office:value-type="float" office:value="-1.80580761948755" calcext:value-type="float">
            <text:p>-1.80580761948755</text:p>
          </table:table-cell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3:.A16])" office:value-type="float" office:value="-1.81607113020122" calcext:value-type="float">
            <text:p>-1.81607113020122</text:p>
          </table:table-cell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3:.A17])" office:value-type="float" office:value="-1.81653836873849" calcext:value-type="float">
            <text:p>-1.81653836873849</text:p>
          </table:table-cell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3:.A18])" office:value-type="float" office:value="-1.81556312436685" calcext:value-type="float">
            <text:p>-1.81556312436685</text:p>
          </table:table-cell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3:.A19])" office:value-type="float" office:value="-1.81595420241321" calcext:value-type="float">
            <text:p>-1.81595420241321</text:p>
          </table:table-cell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3:.A20])" office:value-type="float" office:value="-1.82008663307213" calcext:value-type="float">
            <text:p>-1.82008663307213</text:p>
          </table:table-cell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3:.A21])" office:value-type="float" office:value="-1.82198932307472" calcext:value-type="float">
            <text:p>-1.82198932307472</text:p>
          </table:table-cell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3:.A22])" office:value-type="float" office:value="-1.8157424077259" calcext:value-type="float">
            <text:p>-1.8157424077259</text:p>
          </table:table-cell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3:.A23])" office:value-type="float" office:value="-1.81712354273895" calcext:value-type="float">
            <text:p>-1.81712354273895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3:.A24])" office:value-type="float" office:value="-1.8151524888888" calcext:value-type="float">
            <text:p>-1.8151524888888</text:p>
          </table:table-cell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3:.A25])" office:value-type="float" office:value="-1.8151830068136" calcext:value-type="float">
            <text:p>-1.8151830068136</text:p>
          </table:table-cell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3:.A26])" office:value-type="float" office:value="-1.81445013217876" calcext:value-type="float">
            <text:p>-1.81445013217876</text:p>
          </table:table-cell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3:.A27])" office:value-type="float" office:value="-1.81627984714091" calcext:value-type="float">
            <text:p>-1.81627984714091</text:p>
          </table:table-cell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3:.A28])" office:value-type="float" office:value="-1.81625969310644" calcext:value-type="float">
            <text:p>-1.81625969310644</text:p>
          </table:table-cell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3:.A29])" office:value-type="float" office:value="-1.81710446541817" calcext:value-type="float">
            <text:p>-1.81710446541817</text:p>
          </table:table-cell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3:.A30])" office:value-type="float" office:value="-1.82055518367961" calcext:value-type="float">
            <text:p>-1.82055518367961</text:p>
          </table:table-cell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3:.A31])" office:value-type="float" office:value="-1.81818582927852" calcext:value-type="float">
            <text:p>-1.81818582927852</text:p>
          </table:table-cell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3:.A32])" office:value-type="float" office:value="-1.82296472285986" calcext:value-type="float">
            <text:p>-1.82296472285986</text:p>
          </table:table-cell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3:.A33])" office:value-type="float" office:value="-1.82551862505867" calcext:value-type="float">
            <text:p>-1.82551862505867</text:p>
          </table:table-cell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3:.A34])" office:value-type="float" office:value="-1.82666662209425" calcext:value-type="float">
            <text:p>-1.82666662209425</text:p>
          </table:table-cell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3:.A35])" office:value-type="float" office:value="-1.82178269143204" calcext:value-type="float">
            <text:p>-1.82178269143204</text:p>
          </table:table-cell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3:.A36])" office:value-type="float" office:value="-1.81309102453099" calcext:value-type="float">
            <text:p>-1.81309102453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7])" office:value-type="float" office:value="-1.70414556668724" calcext:value-type="float">
            <text:p>-1.7041455666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8])" office:value-type="float" office:value="-1.60125263427926" calcext:value-type="float">
            <text:p>-1.60125263427926</text:p>
          </table:table-cell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3:.A39])" office:value-type="float" office:value="-1.60200378916312" calcext:value-type="float">
            <text:p>-1.6020037891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1.50721421576409" calcext:value-type="float">
            <text:p>-1.507214215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1.41728564612911" calcext:value-type="float">
            <text:p>-1.41728564612911</text:p>
          </table:table-cell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3:.A42])" office:value-type="float" office:value="-1.42038963655025" calcext:value-type="float">
            <text:p>-1.42038963655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1.33696549907341" calcext:value-type="float">
            <text:p>-1.3369654990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4])" office:value-type="float" office:value="-1.25751393957166" calcext:value-type="float">
            <text:p>-1.25751393957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1.18175780144209" calcext:value-type="float">
            <text:p>-1.18175780144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6])" office:value-type="float" office:value="-1.10944512413659" calcext:value-type="float">
            <text:p>-1.10944512413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7])" office:value-type="float" office:value="-1.04034634360022" calcext:value-type="float">
            <text:p>-1.0403463436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97425185786978" calcext:value-type="float">
            <text:p>-0.97425185786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9])" office:value-type="float" office:value="-0.910969903447019" calcext:value-type="float">
            <text:p>-0.910969903447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0])" office:value-type="float" office:value="-0.850324697125206" calcext:value-type="float">
            <text:p>-0.850324697125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1])" office:value-type="float" office:value="-0.792154805347141" calcext:value-type="float">
            <text:p>-0.79215480534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717709961024352" calcext:value-type="float">
            <text:p>-0.717709961024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639187157798847" calcext:value-type="float">
            <text:p>-0.639187157798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561405893074128" calcext:value-type="float">
            <text:p>-0.561405893074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85935949835728" calcext:value-type="float">
            <text:p>-0.485935949835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406754195499298" calcext:value-type="float">
            <text:p>-0.406754195499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329986272540749" calcext:value-type="float">
            <text:p>-0.329986272540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251104744558066" calcext:value-type="float">
            <text:p>-0.25110474455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172674489973272" calcext:value-type="float">
            <text:p>-0.1726744899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:.A60])" office:value-type="float" office:value="-0.0969626751126683" calcext:value-type="float">
            <text:p>-0.096962675112668</text:p>
          </table:table-cell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3:.A61])" office:value-type="float" office:value="-0.0921873328691843" calcext:value-type="float">
            <text:p>-0.092187332869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0.0136103653421815" calcext:value-type="float">
            <text:p>-0.013610365342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0646150131313778" calcext:value-type="float">
            <text:p>0.064615013131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142927432823303" calcext:value-type="float">
            <text:p>0.142927432823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223529407710628" calcext:value-type="float">
            <text:p>0.223529407710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01551442573083" calcext:value-type="float">
            <text:p>0.301551442573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379121533568842" calcext:value-type="float">
            <text:p>0.379121533568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457125848898535" calcext:value-type="float">
            <text:p>0.457125848898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536520501026572" calcext:value-type="float">
            <text:p>0.536520501026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15219230478029" calcext:value-type="float">
            <text:p>0.615219230478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690669251214728" calcext:value-type="float">
            <text:p>0.69066925121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769133460255545" calcext:value-type="float">
            <text:p>0.76913346025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846148977766475" calcext:value-type="float">
            <text:p>0.846148977766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0.92402355738197" calcext:value-type="float">
            <text:p>0.9240235573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0152547606722" calcext:value-type="float">
            <text:p>1.0015254760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08030492517401" calcext:value-type="float">
            <text:p>1.08030492517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1.15817749338308" calcext:value-type="float">
            <text:p>1.15817749338308</text:p>
          </table:table-cell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30:.A78])" office:value-type="float" office:value="1.16411341713186" calcext:value-type="float">
            <text:p>1.1641134171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24398534726938" calcext:value-type="float">
            <text:p>1.24398534726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32055359024995" calcext:value-type="float">
            <text:p>1.3205535902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0140160324421" calcext:value-type="float">
            <text:p>1.40140160324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48103702550999" calcext:value-type="float">
            <text:p>1.4810370255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55985854653442" calcext:value-type="float">
            <text:p>1.5598585465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6346646059271" calcext:value-type="float">
            <text:p>1.634664605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40:.A88])" office:value-type="float" office:value="1.70906699520721" calcext:value-type="float">
            <text:p>1.7090669952072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:.A12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3:.A121])" office:value-type="float" office:value="1.70108180749447" calcext:value-type="float">
            <text:p>1.70108180749447</text:p>
          </table:table-cell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:.A131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4:.A132])" office:value-type="float" office:value="1.54978609364355" calcext:value-type="float">
            <text:p>1.54978609364355</text:p>
          </table:table-cell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:.A136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9:.A137])" office:value-type="float" office:value="1.40436392599703" calcext:value-type="float">
            <text:p>1.40436392599703</text:p>
          </table:table-cell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:.A139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9:.A147])" office:value-type="float" office:value="1.26964062066984" calcext:value-type="float">
            <text:p>1.26964062066984</text:p>
          </table:table-cell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4:.A152])" office:value-type="float" office:value="1.05112716549574" calcext:value-type="float">
            <text:p>1.05112716549574</text:p>
          </table:table-cell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10:.A158])" office:value-type="float" office:value="0.907207278993057" calcext:value-type="float">
            <text:p>0.907207278993057</text:p>
          </table:table-cell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1:.A159])" office:value-type="float" office:value="0.835234046092143" calcext:value-type="float">
            <text:p>0.835234046092143</text:p>
          </table:table-cell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2:.A160])" office:value-type="float" office:value="0.76187888119829" calcext:value-type="float">
            <text:p>0.76187888119829</text:p>
          </table:table-cell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8:.A166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1:.A169])" office:value-type="float" office:value="0.540294463379286" calcext:value-type="float">
            <text:p>0.54029446337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13543215295308" calcext:value-type="float">
            <text:p>0.6135432152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4:.A172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5:.A173])" office:value-type="float" office:value="0.619551142604923" calcext:value-type="float">
            <text:p>0.619551142604923</text:p>
          </table:table-cell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6:.A174])" office:value-type="float" office:value="0.545507837261716" calcext:value-type="float">
            <text:p>0.545507837261716</text:p>
          </table:table-cell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7:.A175])" office:value-type="float" office:value="0.471462712074603" calcext:value-type="float">
            <text:p>0.471462712074603</text:p>
          </table:table-cell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8:.A176])" office:value-type="float" office:value="0.393491920185272" calcext:value-type="float">
            <text:p>0.393491920185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2" calcext:value-type="float">
            <text:p>0.393491920185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393491920185272" calcext:value-type="float">
            <text:p>0.393491920185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538633209292195" calcext:value-type="float">
            <text:p>0.538633209292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755679750552044" calcext:value-type="float">
            <text:p>0.755679750552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0.972035708940455" calcext:value-type="float">
            <text:p>0.972035708940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19054916411456" calcext:value-type="float">
            <text:p>1.190549164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33446905061724" calcext:value-type="float">
            <text:p>1.3344690506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0644228351816" calcext:value-type="float">
            <text:p>1.4064422835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47979744841201" calcext:value-type="float">
            <text:p>1.47979744841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2:.A210])" office:value-type="float" office:value="1.55233516815797" calcext:value-type="float">
            <text:p>1.55233516815797</text:p>
          </table:table-cell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3:.A211])" office:value-type="float" office:value="1.47930072680712" calcext:value-type="float">
            <text:p>1.47930072680712</text:p>
          </table:table-cell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62797232152783" calcext:value-type="float">
            <text:p>1.6279723215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0201562687104" calcext:value-type="float">
            <text:p>1.7020156268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77606075205815" calcext:value-type="float">
            <text:p>1.7760607520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85345084612449" calcext:value-type="float">
            <text:p>1.85345084612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3:.A271])" office:value-type="float" office:value="1.77848387421807" calcext:value-type="float">
            <text:p>1.77848387421807</text:p>
          </table:table-cell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50:.A298])" office:value-type="float" office:value="1.56083398286767" calcext:value-type="float">
            <text:p>1.56083398286767</text:p>
          </table:table-cell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1:.A299])" office:value-type="float" office:value="1.48883371570664" calcext:value-type="float">
            <text:p>1.48883371570664</text:p>
          </table:table-cell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4:.A302])" office:value-type="float" office:value="1.34448367557349" calcext:value-type="float">
            <text:p>1.34448367557349</text:p>
          </table:table-cell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6:.A314])" office:value-type="float" office:value="1.12167534089222" calcext:value-type="float">
            <text:p>1.12167534089222</text:p>
          </table:table-cell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7:.A315])" office:value-type="float" office:value="1.04933770819458" calcext:value-type="float">
            <text:p>1.04933770819458</text:p>
          </table:table-cell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8:.A316])" office:value-type="float" office:value="0.970254656444703" calcext:value-type="float">
            <text:p>0.970254656444703</text:p>
          </table:table-cell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04467306514024" calcext:value-type="float">
            <text:p>1.0446730651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1.33593809566449" calcext:value-type="float">
            <text:p>1.33593809566449</text:p>
          </table:table-cell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300:.A348])" office:value-type="float" office:value="1.33589185726211" calcext:value-type="float">
            <text:p>1.33589185726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3:.A351])" office:value-type="float" office:value="1.40546960089608" calcext:value-type="float">
            <text:p>1.40546960089608</text:p>
          </table:table-cell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55635654428242" calcext:value-type="float">
            <text:p>1.5563565442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62869417698006" calcext:value-type="float">
            <text:p>1.62869417698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0777722872994" calcext:value-type="float">
            <text:p>1.70777722872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1:.A379])" office:value-type="float" office:value="1.70815994669229" calcext:value-type="float">
            <text:p>1.708159946692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3:.A391])" office:value-type="float" office:value="1.54489464056984" calcext:value-type="float">
            <text:p>1.54489464056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54489464056984" calcext:value-type="float">
            <text:p>1.544894640569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1.61008078957121" calcext:value-type="float">
            <text:p>1.61008078957121</text:p>
          </table:table-cell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8:.A406])" office:value-type="float" office:value="1.46194272040384" calcext:value-type="float">
            <text:p>1.46194272040384</text:p>
          </table:table-cell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80:.A428])" office:value-type="float" office:value="1.31831355396503" calcext:value-type="float">
            <text:p>1.3183135539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39994620702626" calcext:value-type="float">
            <text:p>1.39994620702626</text:p>
          </table:table-cell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5560665665233" calcext:value-type="float">
            <text:p>1.556066566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8:.A516])" office:value-type="float" office:value="1.78249473834944" calcext:value-type="float">
            <text:p>1.78249473834944</text:p>
          </table:table-cell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9:.A517])" office:value-type="float" office:value="1.71069465401799" calcext:value-type="float">
            <text:p>1.71069465401799</text:p>
          </table:table-cell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70:.A518])" office:value-type="float" office:value="1.63551720279674" calcext:value-type="float">
            <text:p>1.63551720279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77965535084149" calcext:value-type="float">
            <text:p>1.7796553508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85145543517294" calcext:value-type="float">
            <text:p>1.85145543517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92702408099789" calcext:value-type="float">
            <text:p>1.9270240809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4T15:55:44.316247670</dc:date>
    <meta:editing-duration>PT1H50M48S</meta:editing-duration>
    <meta:editing-cycles>1</meta:editing-cycles>
    <meta:document-statistic meta:table-count="1" meta:cell-count="124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2:rewardlist_10_04_2021unfinished.A625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3:rewardlist_10_04_2021unfinished.A625" chart:label-cell-address="rewardlist_10_04_2021unfinished.A2:rewardlist_10_04_2021unfinished.A2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2:rewardlist_10_04_2021unfinish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3:rewardlist_10_04_2021unfinished.A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57cm" svg:height="13.84cm" xlink:href=".." xlink:type="simple" chart:class="chart:line" chart:style-name="ch1">
        <chart:legend chart:legend-position="end" svg:x="28.105cm" svg:y="6.621cm" style:legend-expansion="high" chart:style-name="ch2"/>
        <chart:plot-area chart:style-name="ch3" table:cell-range-address="rewardlist_10_04_2021unfinished.C3:rewardlist_10_04_2021unfinished.C625" svg:x="0.619cm" svg:y="0.276cm" svg:width="26.867cm" svg:height="13.288cm">
          <chartooo:coordinate-region svg:x="1.452cm" svg:y="0.475cm" svg:width="26.034cm" svg:height="12.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C3:rewardlist_10_04_2021unfinished.C625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3:rewardlist_10_04_2021unfinished.C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19">
                <text:p>-1.74770736493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6">
                <text:p>-1.77692597650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">
                <text:p>-0.97425185786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19">
                <text:p>-0.910969903447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6">
                <text:p>-0.850324697125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2">
                <text:p>-0.717709961024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7">
                <text:p>-0.639187157798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8">
                <text:p>-0.561405893074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8">
                <text:p>-0.485935949835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8">
                <text:p>-0.406754195499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49">
                <text:p>-0.329986272540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6">
                <text:p>-0.2511047445580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2">
                <text:p>-0.172674489973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83">
                <text:p>-0.0969626751126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43">
                <text:p>-0.0921873328691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15">
                <text:p>-0.0136103653421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78">
                <text:p>0.064615013131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3">
                <text:p>0.142927432823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8">
                <text:p>0.223529407710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3">
                <text:p>0.301551442573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2">
                <text:p>0.3791215335688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5">
                <text:p>0.457125848898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2">
                <text:p>0.536520501026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9">
                <text:p>0.615219230478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5">
                <text:p>0.8461489777664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2">
                <text:p>0.393491920185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2">
                <text:p>0.393491920185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2">
                <text:p>0.393491920185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4">
                <text:p>1.544894640569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4">
                <text:p>1.544894640569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